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cm" fo:min-width="0.2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4cm" fo:min-width="0.186cm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5" style:family="graphic" style:parent-style-name="objectwithoutfill">
      <style:graphic-properties svg:stroke-width="0.159cm" svg:stroke-color="#999999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draw:stroke="solid" svg:stroke-width="0.159cm" svg:stroke-color="#999999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2pt" fo:font-weight="normal"/>
    </style:style>
    <style:style style:name="P5" style:family="paragraph">
      <loext:graphic-properties draw:fill="none" draw:fill-color="#ffffff"/>
      <style:text-properties fo:color="#00a933" fo:font-size="12pt" fo:font-weight="normal" style:font-size-asian="16pt" style:font-weight-asian="bold" style:font-size-complex="16pt" style:font-weight-complex="bold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text-properties fo:color="#00a933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T1" style:family="text">
      <style:text-properties fo:color="#00a933" style:font-size-asian="16pt" style:font-weight-asian="bold" style:font-size-complex="16pt" style:font-weight-complex="bold"/>
    </style:style>
    <style:style style:name="T2" style:family="text">
      <style:text-properties fo:color="#00a933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016cm" svg:height="1.016cm" svg:x="3.032cm" svg:y="2.65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016cm" svg:height="1.016cm" svg:x="5.233cm" svg:y="4.65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16cm" svg:height="1.016cm" svg:x="3.033cm" svg:y="6.75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016cm" svg:height="1.016cm" svg:x="7.333cm" svg:y="2.65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016cm" svg:height="1.016cm" svg:x="11.633cm" svg:y="2.652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016cm" svg:height="1.016cm" svg:x="15.833cm" svg:y="2.652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9.434cm" svg:y="4.653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1.016cm" svg:height="0.986cm" svg:x="13.734cm" svg:y="4.683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016cm" svg:height="1.016cm" svg:x="7.434cm" svg:y="6.75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016cm" svg:height="1.016cm" svg:x="11.734cm" svg:y="6.753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016cm" svg:height="1.016cm" svg:x="15.834cm" svg:y="6.753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016cm" svg:height="1.016cm" svg:x="5.234cm" svg:y="8.95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016cm" svg:height="1.016cm" svg:x="9.435cm" svg:y="8.954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016cm" svg:height="1.016cm" svg:x="13.735cm" svg:y="8.954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381cm" svg:y1="4.8cm" svg:x2="3.9cm" svg:y2="3.519cm" draw:start-shape="id1" draw:start-glue-point="5" draw:end-shape="id2" draw:end-glue-point="9" svg:d="M5381 4800l-1481-1281" svg:viewBox="0 0 1482 1282">
          <text:p/>
        </draw:connector>
        <draw:connector draw:style-name="gr5" draw:text-style-name="P3" draw:layer="layout" draw:type="line" svg:x1="3.901cm" svg:y1="6.9cm" svg:x2="5.381cm" svg:y2="5.52cm" draw:start-shape="id3" draw:start-glue-point="11" draw:end-shape="id1" draw:end-glue-point="7" svg:d="M3901 6900l1480-1380" svg:viewBox="0 0 1481 1381">
          <text:p/>
        </draw:connector>
        <draw:connector draw:style-name="gr5" draw:text-style-name="P3" draw:layer="layout" draw:type="line" svg:x1="6.101cm" svg:y1="4.8cm" svg:x2="7.481cm" svg:y2="3.52cm" draw:start-shape="id1" draw:start-glue-point="11" draw:end-shape="id4" draw:end-glue-point="7" svg:d="M6101 4800l1380-1280" svg:viewBox="0 0 1381 1281">
          <text:p/>
        </draw:connector>
        <draw:connector draw:style-name="gr4" draw:text-style-name="P3" draw:layer="layout" draw:type="line" svg:x1="9.582cm" svg:y1="4.801cm" svg:x2="4.048cm" svg:y2="3.159cm" draw:start-shape="id5" draw:start-glue-point="5" draw:end-shape="id2" draw:end-glue-point="10" svg:d="M9582 4801l-5534-1642" svg:viewBox="0 0 5535 1643">
          <text:p/>
        </draw:connector>
        <draw:connector draw:style-name="gr4" draw:text-style-name="P3" draw:layer="layout" draw:type="line" svg:x1="11.633cm" svg:y1="3.16cm" svg:x2="8.349cm" svg:y2="3.16cm" draw:start-shape="id6" draw:start-glue-point="6" draw:end-shape="id4" draw:end-glue-point="10" svg:d="M11633 3160h-3284" svg:viewBox="0 0 3285 1">
          <text:p/>
        </draw:connector>
        <draw:connector draw:style-name="gr5" draw:text-style-name="P3" draw:layer="layout" draw:type="line" svg:x1="12.649cm" svg:y1="3.16cm" svg:x2="15.833cm" svg:y2="3.16cm" draw:start-shape="id6" draw:start-glue-point="10" draw:end-shape="id7" draw:end-glue-point="6" svg:d="M12649 3160h3184" svg:viewBox="0 0 3185 1">
          <text:p/>
        </draw:connector>
        <draw:connector draw:style-name="gr4" draw:text-style-name="P3" draw:layer="layout" draw:type="line" svg:x1="14.243cm" svg:y1="8.954cm" svg:x2="16.341cm" svg:y2="3.668cm" draw:start-shape="id8" draw:start-glue-point="4" draw:end-shape="id7" draw:end-glue-point="8" svg:d="M14243 8954l2098-5286" svg:viewBox="0 0 2099 5287">
          <text:p/>
        </draw:connector>
        <draw:connector draw:style-name="gr6" draw:text-style-name="P3" draw:layer="layout" draw:type="line" svg:x1="14.603cm" svg:y1="9.102cm" svg:x2="15.982cm" svg:y2="7.621cm" draw:start-shape="id8" draw:start-glue-point="11" draw:end-shape="id9" draw:end-glue-point="7" svg:d="M14603 9102l1379-1481" svg:viewBox="0 0 1380 1482">
          <text:p/>
        </draw:connector>
        <draw:connector draw:style-name="gr4" draw:text-style-name="P3" draw:layer="layout" draw:type="line" svg:x1="15.834cm" svg:y1="7.261cm" svg:x2="12.75cm" svg:y2="7.261cm" draw:start-shape="id9" draw:start-glue-point="6" draw:end-shape="id10" draw:end-glue-point="10" svg:d="M15834 7261h-3084" svg:viewBox="0 0 3085 1">
          <text:p/>
        </draw:connector>
        <draw:connector draw:style-name="gr5" draw:text-style-name="P3" draw:layer="layout" draw:type="line" svg:x1="11.882cm" svg:y1="7.621cm" svg:x2="10.303cm" svg:y2="9.102cm" draw:start-shape="id10" draw:start-glue-point="7" draw:end-shape="id11" draw:end-glue-point="11" svg:d="M11882 7621l-1579 1481" svg:viewBox="0 0 1580 1482">
          <text:p/>
        </draw:connector>
        <draw:connector draw:style-name="gr5" draw:text-style-name="P3" draw:layer="layout" draw:type="line" svg:x1="6.25cm" svg:y1="9.461cm" svg:x2="11.734cm" svg:y2="7.261cm" draw:start-shape="id12" draw:start-glue-point="10" draw:end-shape="id10" draw:end-glue-point="6" svg:d="M6250 9461l5484-2200" svg:viewBox="0 0 5485 2201">
          <text:p/>
        </draw:connector>
        <draw:connector draw:style-name="gr4" draw:text-style-name="P3" draw:layer="layout" draw:type="line" svg:x1="9.943cm" svg:y1="8.954cm" svg:x2="9.942cm" svg:y2="5.669cm" draw:start-shape="id11" draw:start-glue-point="4" draw:end-shape="id5" draw:end-glue-point="8" svg:d="M9943 8954l-1-3285" svg:viewBox="0 0 2 3286">
          <text:p/>
        </draw:connector>
        <draw:connector draw:style-name="gr5" draw:text-style-name="P3" draw:layer="layout" draw:type="line" svg:x1="8.302cm" svg:y1="6.901cm" svg:x2="9.582cm" svg:y2="5.521cm" draw:start-shape="id13" draw:start-glue-point="11" draw:end-shape="id5" draw:end-glue-point="7" svg:d="M8302 6901l1280-1380" svg:viewBox="0 0 1281 1381">
          <text:p/>
        </draw:connector>
        <draw:connector draw:style-name="gr4" draw:text-style-name="P3" draw:layer="layout" draw:type="line" svg:x1="7.942cm" svg:y1="6.753cm" svg:x2="7.841cm" svg:y2="3.668cm" draw:start-shape="id13" draw:start-glue-point="4" draw:end-shape="id4" draw:end-glue-point="8" svg:d="M7942 6753l-101-3085" svg:viewBox="0 0 102 3086">
          <text:p/>
        </draw:connector>
        <draw:connector draw:style-name="gr4" draw:text-style-name="P3" draw:layer="layout" draw:type="line" svg:x1="5.382cm" svg:y1="9.101cm" svg:x2="3.54cm" svg:y2="3.667cm" draw:start-shape="id12" draw:start-glue-point="5" draw:end-shape="id2" draw:end-glue-point="8" svg:d="M5382 9101l-1842-5434" svg:viewBox="0 0 1843 5435">
          <text:p/>
        </draw:connector>
        <draw:connector draw:style-name="gr4" draw:text-style-name="P3" draw:layer="layout" draw:type="line" svg:x1="13.882cm" svg:y1="4.827cm" svg:x2="12.501cm" svg:y2="3.52cm" draw:start-shape="id14" draw:start-glue-point="5" draw:end-shape="id6" draw:end-glue-point="9" svg:d="M13882 4827l-1381-1307" svg:viewBox="0 0 1382 1308">
          <text:p/>
        </draw:connector>
        <draw:connector draw:style-name="gr4" draw:text-style-name="P3" draw:layer="layout" draw:type="line" svg:x1="14.602cm" svg:y1="4.827cm" svg:x2="15.981cm" svg:y2="3.52cm" draw:start-shape="id14" draw:start-glue-point="11" draw:end-shape="id7" draw:end-glue-point="7" svg:d="M14602 4827l1379-1307" svg:viewBox="0 0 1380 1308">
          <text:p/>
        </draw:connector>
        <draw:connector draw:style-name="gr4" draw:text-style-name="P3" draw:layer="layout" draw:type="line" svg:x1="12.242cm" svg:y1="6.753cm" svg:x2="12.141cm" svg:y2="3.668cm" draw:start-shape="id10" draw:start-glue-point="4" draw:end-shape="id6" draw:end-glue-point="8" svg:d="M12242 6753l-101-3085" svg:viewBox="0 0 102 3086">
          <text:p/>
        </draw:connector>
        <draw:connector draw:style-name="gr6" draw:text-style-name="P3" draw:layer="layout" draw:type="line" svg:x1="10.302cm" svg:y1="4.801cm" svg:x2="11.781cm" svg:y2="3.52cm" draw:start-shape="id5" draw:start-glue-point="11" draw:end-shape="id6" draw:end-glue-point="7" svg:d="M10302 4801l1479-1281" svg:viewBox="0 0 1480 1282">
          <text:p/>
        </draw:connector>
        <draw:connector draw:style-name="gr5" draw:text-style-name="P3" draw:layer="layout" draw:type="line" svg:x1="4.049cm" svg:y1="7.26cm" svg:x2="7.434cm" svg:y2="7.261cm" draw:start-shape="id3" draw:start-glue-point="10" draw:end-shape="id13" draw:end-glue-point="6" svg:d="M4049 7260l3385 1" svg:viewBox="0 0 3386 2">
          <text:p/>
        </draw:connector>
        <draw:connector draw:style-name="gr5" draw:text-style-name="P3" draw:layer="layout" draw:type="line" svg:x1="10.45cm" svg:y1="5.161cm" svg:x2="13.734cm" svg:y2="5.176cm" draw:start-shape="id5" draw:start-glue-point="10" draw:end-shape="id14" draw:end-glue-point="6" svg:d="M10450 5161l3284 15" svg:viewBox="0 0 3285 16">
          <text:p/>
        </draw:connector>
        <draw:frame draw:style-name="gr7" draw:text-style-name="P5" draw:layer="layout" svg:width="1.285cm" svg:height="0.878cm" svg:x="2.917cm" svg:y="2.1cm">
          <draw:text-box>
            <text:p text:style-name="P4"><text:span text:style-name="T1">1/2</text:span></text:p>
          </draw:text-box>
        </draw:frame>
        <draw:frame draw:style-name="gr8" draw:text-style-name="P5" draw:layer="layout" svg:width="1.598cm" svg:height="0.878cm" svg:x="2.423cm" svg:y="6.18cm">
          <draw:text-box>
            <text:p text:style-name="P4"><text:span text:style-name="T1">3/18</text:span></text:p>
          </draw:text-box>
        </draw:frame>
        <draw:frame draw:style-name="gr7" draw:text-style-name="P5" draw:layer="layout" svg:width="1.285cm" svg:height="0.878cm" svg:x="6.065cm" svg:y="5.037cm">
          <draw:text-box>
            <text:p text:style-name="P4"><text:span text:style-name="T1">4/7</text:span></text:p>
          </draw:text-box>
        </draw:frame>
        <draw:frame draw:style-name="gr7" draw:text-style-name="P5" draw:layer="layout" svg:width="1.285cm" svg:height="0.878cm" svg:x="7.866cm" svg:y="2.237cm">
          <draw:text-box>
            <text:p text:style-name="P4"><text:span text:style-name="T1">5/6</text:span></text:p>
          </draw:text-box>
        </draw:frame>
        <draw:frame draw:style-name="gr8" draw:text-style-name="P5" draw:layer="layout" svg:width="1.598cm" svg:height="0.878cm" svg:x="6.519cm" svg:y="6.2cm">
          <draw:text-box>
            <text:p text:style-name="P4"><text:span text:style-name="T1">8/17</text:span></text:p>
          </draw:text-box>
        </draw:frame>
        <draw:frame draw:style-name="gr8" draw:text-style-name="P5" draw:layer="layout" svg:width="1.598cm" svg:height="0.878cm" svg:x="9.419cm" svg:y="4.1cm">
          <draw:text-box>
            <text:p text:style-name="P4"><text:span text:style-name="T1">9/16</text:span></text:p>
          </draw:text-box>
        </draw:frame>
        <draw:frame draw:style-name="gr9" draw:text-style-name="P5" draw:layer="layout" svg:width="1.912cm" svg:height="0.878cm" svg:x="12.119cm" svg:y="2.2cm">
          <draw:text-box>
            <text:p text:style-name="P4"><text:span text:style-name="T1">10/13</text:span></text:p>
          </draw:text-box>
        </draw:frame>
        <draw:frame draw:style-name="gr10" draw:text-style-name="P5" draw:layer="layout" svg:width="1.882cm" svg:height="0.878cm" svg:x="16.32cm" svg:y="2.2cm">
          <draw:text-box>
            <text:p text:style-name="P4"><text:span text:style-name="T1">11/12</text:span></text:p>
          </draw:text-box>
        </draw:frame>
        <draw:frame draw:style-name="gr9" draw:text-style-name="P7" draw:layer="layout" svg:width="1.912cm" svg:height="0.878cm" svg:x="12.619cm" svg:y="5.3cm">
          <draw:text-box>
            <text:p text:style-name="P6"><text:span text:style-name="T2">14/15</text:span></text:p>
          </draw:text-box>
        </draw:frame>
        <draw:frame draw:style-name="gr9" draw:text-style-name="P5" draw:layer="layout" svg:width="1.912cm" svg:height="0.878cm" svg:x="5.418cm" svg:y="8.4cm">
          <draw:text-box>
            <text:p text:style-name="P4"><text:span text:style-name="T1">19/24</text:span></text:p>
          </draw:text-box>
        </draw:frame>
        <draw:frame draw:style-name="gr9" draw:text-style-name="P5" draw:layer="layout" svg:width="1.912cm" svg:height="0.878cm" svg:x="10.718cm" svg:y="6.3cm">
          <draw:text-box>
            <text:p text:style-name="P4"><text:span text:style-name="T1">20/23</text:span></text:p>
          </draw:text-box>
        </draw:frame>
        <draw:frame draw:style-name="gr9" draw:text-style-name="P5" draw:layer="layout" svg:width="1.912cm" svg:height="0.878cm" svg:x="10.318cm" svg:y="9.2cm">
          <draw:text-box>
            <text:p text:style-name="P4"><text:span text:style-name="T1">21/22</text:span></text:p>
          </draw:text-box>
        </draw:frame>
        <draw:frame draw:style-name="gr9" draw:text-style-name="P5" draw:layer="layout" svg:width="1.912cm" svg:height="0.878cm" svg:x="14.618cm" svg:y="9.2cm">
          <draw:text-box>
            <text:p text:style-name="P4"><text:span text:style-name="T1">25/28</text:span></text:p>
          </draw:text-box>
        </draw:frame>
        <draw:frame draw:style-name="gr9" draw:text-style-name="P5" draw:layer="layout" svg:width="1.912cm" svg:height="0.878cm" svg:x="15.718cm" svg:y="6.1cm">
          <draw:text-box>
            <text:p text:style-name="P4"><text:span text:style-name="T1">26/27</text:span></text:p>
          </draw:text-box>
        </draw:frame>
        <draw:frame draw:style-name="gr11" draw:text-style-name="P8" draw:layer="layout" svg:width="1.162cm" svg:height="0.797cm" svg:x="3.232cm" svg:y="4.81cm">
          <draw:text-box>
            <text:p><text:span text:style-name="T3">[С]</text:span></text:p>
          </draw:text-box>
        </draw:frame>
        <draw:frame draw:style-name="gr11" draw:text-style-name="P8" draw:layer="layout" svg:width="1.162cm" svg:height="0.797cm" svg:x="4.432cm" svg:y="3.711cm">
          <draw:text-box>
            <text:p><text:span text:style-name="T3">[С]</text:span></text:p>
          </draw:text-box>
        </draw:frame>
        <draw:frame draw:style-name="gr11" draw:text-style-name="P8" draw:layer="layout" svg:width="1.162cm" svg:height="0.797cm" svg:x="5.132cm" svg:y="3.011cm">
          <draw:text-box>
            <text:p><text:span text:style-name="T3">[С]</text:span></text:p>
          </draw:text-box>
        </draw:frame>
        <draw:frame draw:style-name="gr11" draw:text-style-name="P8" draw:layer="layout" svg:width="1.162cm" svg:height="0.797cm" svg:x="7.632cm" svg:y="4.811cm">
          <draw:text-box>
            <text:p><text:span text:style-name="T3">[С]</text:span></text:p>
          </draw:text-box>
        </draw:frame>
        <draw:frame draw:style-name="gr11" draw:text-style-name="P8" draw:layer="layout" svg:width="1.162cm" svg:height="0.797cm" svg:x="9.632cm" svg:y="2.512cm">
          <draw:text-box>
            <text:p><text:span text:style-name="T3">[С]</text:span></text:p>
          </draw:text-box>
        </draw:frame>
        <draw:frame draw:style-name="gr11" draw:text-style-name="P8" draw:layer="layout" svg:width="1.162cm" svg:height="0.797cm" svg:x="9.132cm" svg:y="6.612cm">
          <draw:text-box>
            <text:p><text:span text:style-name="T3">[С]</text:span></text:p>
          </draw:text-box>
        </draw:frame>
        <draw:frame draw:style-name="gr11" draw:text-style-name="P8" draw:layer="layout" svg:width="1.162cm" svg:height="0.797cm" svg:x="13.532cm" svg:y="6.613cm">
          <draw:text-box>
            <text:p><text:span text:style-name="T3">[С]</text:span></text:p>
          </draw:text-box>
        </draw:frame>
        <draw:frame draw:style-name="gr11" draw:text-style-name="P8" draw:layer="layout" svg:width="1.162cm" svg:height="0.797cm" svg:x="15.532cm" svg:y="4.914cm">
          <draw:text-box>
            <text:p><text:span text:style-name="T3">[С]</text:span></text:p>
          </draw:text-box>
        </draw:frame>
        <draw:frame draw:style-name="gr11" draw:text-style-name="P8" draw:layer="layout" svg:width="1.162cm" svg:height="0.797cm" svg:x="14.332cm" svg:y="3.615cm">
          <draw:text-box>
            <text:p><text:span text:style-name="T3">[С]</text:span></text:p>
          </draw:text-box>
        </draw:frame>
        <draw:frame draw:style-name="gr11" draw:text-style-name="P8" draw:layer="layout" svg:width="1.162cm" svg:height="0.797cm" svg:x="12.932cm" svg:y="3.616cm">
          <draw:text-box>
            <text:p><text:span text:style-name="T3">[С]</text:span></text:p>
          </draw:text-box>
        </draw:frame>
        <draw:frame draw:style-name="gr11" draw:text-style-name="P8" draw:layer="layout" svg:width="1.162cm" svg:height="0.797cm" svg:x="11.332cm" svg:y="5.517cm">
          <draw:text-box>
            <text:p><text:span text:style-name="T3">[С]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3T02:44:49.213000000</meta:creation-date>
    <dc:date>2021-12-13T01:43:44.254000000</dc:date>
    <meta:editing-duration>PT17M39S</meta:editing-duration>
    <meta:editing-cycles>4</meta:editing-cycles>
    <meta:generator>LibreOffice/6.3.2.2$Windows_X86_64 LibreOffice_project/98b30e735bda24bc04ab42594c85f7fd8be07b9c</meta:generator>
    <meta:document-statistic meta:object-count="60"/>
  </office:meta>
</office:document-meta>
</file>